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5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42">
      <style:table-cell-properties fo:border="0.06pt solid #000000"/>
    </style:style>
    <style:style style:name="ce27" style:family="table-cell" style:parent-style-name="Default" style:data-style-name="N42">
      <style:table-cell-properties fo:background-color="#ff950e" fo:border="0.06pt solid #000000"/>
    </style:style>
    <style:style style:name="ce28" style:family="table-cell" style:parent-style-name="Default" style:data-style-name="N42"/>
    <style:style style:name="ce2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3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31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34" style:family="table-cell" style:parent-style-name="Default">
      <style:map style:condition="cell-content()=&quot;MIT 6.00SC&quot;" style:apply-style-name="MIT6.00SC" style:base-cell-address="Sheet2.B1"/>
    </style:style>
    <style:style style:name="ce35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36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38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K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K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K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K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K1"/>
    </style:style>
    <style:style style:name="ce46" style:family="table-cell" style:parent-style-name="Default">
      <style:map style:condition="cell-content()=&quot;MIT 6.00SC&quot;" style:apply-style-name="MIT6.00SC" style:base-cell-address="Sheet2.K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K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52" style:family="table-cell" style:parent-style-name="Default">
      <style:table-cell-properties fo:background-color="#0000cc"/>
    </style:style>
    <style:style style:name="ce53" style:family="table-cell" style:parent-style-name="Default">
      <style:table-cell-properties fo:background-color="#009900"/>
    </style:style>
    <style:style style:name="ce54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9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5" office:value-type="string" calcext:value-type="string">
            <text:p>04:30 – 05:30</text:p>
          </table:table-cell>
          <table:table-cell table:style-name="ce5" office:value-type="string" calcext:value-type="string">
            <text:p>05:30 – 06:30</text:p>
          </table:table-cell>
          <table:table-cell table:style-name="ce12" office:value-type="string" calcext:value-type="string">
            <text:p>08:30 – 10:00</text:p>
          </table:table-cell>
          <table:table-cell table:style-name="ce14" office:value-type="string" calcext:value-type="string">
            <text:p>10:00 – 11:00</text:p>
          </table:table-cell>
          <table:table-cell table:style-name="ce14" office:value-type="string" calcext:value-type="string">
            <text:p>11:00 – 12:00</text:p>
          </table:table-cell>
          <table:table-cell/>
          <table:table-cell table:style-name="ce20" table:content-validation-name="val2" office:value-type="string" calcext:value-type="string">
            <text:p>Subject</text:p>
          </table:table-cell>
          <table:table-cell table:style-name="ce24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1" table:content-validation-name="val2" office:value-type="string" calcext:value-type="string">
            <text:p>MIT 6.046J</text:p>
          </table:table-cell>
          <table:table-cell table:style-name="ce25" table:formula="of:=COUNTIF([Sheet2.A2:.AMJ163];&quot;MIT 6.046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6.042J</text:p>
          </table:table-cell>
          <table:table-cell table:style-name="ce25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18.01</text:p>
          </table:table-cell>
          <table:table-cell table:style-name="ce2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8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</text:p>
          </table:table-cell>
          <table:table-cell/>
          <table:table-cell table:style-name="ce23" table:content-validation-name="val2" office:value-type="string" calcext:value-type="string">
            <text:p>A Byte Of Python</text:p>
          </table:table-cell>
          <table:table-cell table:style-name="ce2" table:formula="of:=COUNTIF([Sheet2.A2:.AMJ163];&quot;A Byte Of Python&quot;)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1" table:content-validation-name="val2" office:value-type="string" calcext:value-type="string">
            <text:p>Operating System</text:p>
          </table:table-cell>
          <table:table-cell table:style-name="ce25" table:formula="of:=COUNTIF([Sheet2.A2:.AMJ163];&quot;Operating System&quot;)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9"/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2" table:content-validation-name="val2" office:value-type="string" calcext:value-type="string">
            <text:p>Data Mining</text:p>
          </table:table-cell>
          <table:table-cell table:style-name="ce25" table:formula="of:=COUNTIF([Sheet2.A2:.AMJ163];&quot;Data Mining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9" table:number-columns-repeated="3"/>
          <table:table-cell table:style-name="ce15" office:value-type="string" calcext:value-type="string">
            <text:p>A Byte Of Python</text:p>
          </table:table-cell>
          <table:table-cell table:style-name="ce18"/>
          <table:table-cell/>
          <table:table-cell table:style-name="ce22" table:content-validation-name="val2" office:value-type="string" calcext:value-type="string">
            <text:p>MIT 6.00SC</text:p>
          </table:table-cell>
          <table:table-cell table:style-name="ce25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4" table:content-validation-name="val1" office:value-type="string" calcext:value-type="string">
            <text:p>A Byte Of Python</text:p>
          </table:table-cell>
          <table:table-cell table:style-name="ce10" table:formula="of:=COUNTIF([Sheet2.A2:Sheet2.AMJ163];&quot;A Byte Of Python&quot;)" office:value-type="float" office:value="6" calcext:value-type="float">
            <text:p>6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28"/>
        <table:table-column table:style-name="co1" table:number-columns-repeated="2" table:default-cell-style-name="ce34"/>
        <table:table-column table:style-name="co4" table:default-cell-style-name="ce34"/>
        <table:table-column table:style-name="co1" table:number-columns-repeated="4" table:default-cell-style-name="ce34"/>
        <table:table-column table:style-name="co1" table:default-cell-style-name="Default"/>
        <table:table-column table:style-name="co1" table:default-cell-style-name="ce28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26"/>
          <table:table-cell table:style-name="ce29" office:value-type="string" calcext:value-type="string" table:number-columns-spanned="7" table:number-rows-spanned="1">
            <text:p>Schedule</text:p>
          </table:table-cell>
          <table:covered-table-cell table:number-columns-repeated="3" table:style-name="ce35"/>
          <table:covered-table-cell table:style-name="ce36"/>
          <table:covered-table-cell table:number-columns-repeated="2" table:style-name="ce35"/>
          <table:table-cell/>
          <table:table-cell table:style-name="ce26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 table:number-columns-repeated="2"/>
        </table:table-row>
        <table:table-row table:style-name="ro1">
          <table:table-cell table:style-name="ce26"/>
          <table:table-cell table:style-name="ce30" office:value-type="string" calcext:value-type="string">
            <text:p>Monday</text:p>
          </table:table-cell>
          <table:table-cell table:style-name="ce30" office:value-type="string" calcext:value-type="string">
            <text:p>Tuesday</text:p>
          </table:table-cell>
          <table:table-cell table:style-name="ce30" office:value-type="string" calcext:value-type="string">
            <text:p>Wednesday</text:p>
          </table:table-cell>
          <table:table-cell table:style-name="ce30" office:value-type="string" calcext:value-type="string">
            <text:p>Thursday</text:p>
          </table:table-cell>
          <table:table-cell table:style-name="ce37" office:value-type="string" calcext:value-type="string">
            <text:p>Friday</text:p>
          </table:table-cell>
          <table:table-cell table:style-name="ce30" office:value-type="string" calcext:value-type="string">
            <text:p>Saturday</text:p>
          </table:table-cell>
          <table:table-cell table:style-name="ce30" office:value-type="string" calcext:value-type="string">
            <text:p>Sunday</text:p>
          </table:table-cell>
          <table:table-cell/>
          <table:table-cell table:style-name="ce26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26"/>
          <table:table-cell table:style-name="ce31" table:number-columns-repeated="2"/>
          <table:table-cell table:style-name="ce31" office:value-type="date" office:date-value="2014-10-22" calcext:value-type="date">
            <text:p>22/10/14</text:p>
          </table:table-cell>
          <table:table-cell table:style-name="ce31" office:value-type="date" office:date-value="2014-10-23" calcext:value-type="date">
            <text:p>23/10/14</text:p>
          </table:table-cell>
          <table:table-cell table:style-name="ce38" office:value-type="date" office:date-value="2014-10-24" calcext:value-type="date">
            <text:p>24/10/14</text:p>
          </table:table-cell>
          <table:table-cell table:style-name="ce31" office:value-type="date" office:date-value="2014-10-25" calcext:value-type="date">
            <text:p>25/10/14</text:p>
          </table:table-cell>
          <table:table-cell table:style-name="ce31" office:value-type="date" office:date-value="2014-10-26" calcext:value-type="date">
            <text:p>26/10/14</text:p>
          </table:table-cell>
          <table:table-cell/>
          <table:table-cell table:style-name="ce26"/>
          <table:table-cell table:style-name="ce43" office:value-type="date" office:date-value="2014-10-27" calcext:value-type="date">
            <text:p>27/10/14</text:p>
          </table:table-cell>
          <table:table-cell table:style-name="ce43" office:value-type="date" office:date-value="2014-10-28" calcext:value-type="date">
            <text:p>28/10/14</text:p>
          </table:table-cell>
          <table:table-cell table:style-name="ce43" office:value-type="date" office:date-value="2014-10-29" calcext:value-type="date">
            <text:p>29/10/14</text:p>
          </table:table-cell>
          <table:table-cell table:style-name="ce43" office:value-type="date" office:date-value="2014-10-30" calcext:value-type="date">
            <text:p>30/10/14</text:p>
          </table:table-cell>
          <table:table-cell table:style-name="ce43" office:value-type="date" office:date-value="2014-10-31" calcext:value-type="date">
            <text:p>31/10/14</text:p>
          </table:table-cell>
          <table:table-cell table:style-name="ce43" office:value-type="date" office:date-value="2014-11-01" calcext:value-type="date">
            <text:p>01/11/14</text:p>
          </table:table-cell>
          <table:table-cell table:style-name="ce43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27" office:value-type="time" office:time-value="PT04H00M00S" calcext:value-type="time">
            <text:p>04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25M00S" calcext:value-type="time">
            <text:p>04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25M00S" calcext:value-type="time">
            <text:p>04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30M00S" calcext:value-type="time">
            <text:p>04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30M00S" calcext:value-type="time">
            <text:p>04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55M00S" calcext:value-type="time">
            <text:p>04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55M00S" calcext:value-type="time">
            <text:p>04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00M00S" calcext:value-type="time">
            <text:p>05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00M00S" calcext:value-type="time">
            <text:p>05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25M00S" calcext:value-type="time">
            <text:p>05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25M00S" calcext:value-type="time">
            <text:p>05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30M00S" calcext:value-type="time">
            <text:p>05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30M00S" calcext:value-type="time">
            <text:p>05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55M00S" calcext:value-type="time">
            <text:p>05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55M00S" calcext:value-type="time">
            <text:p>05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00M00S" calcext:value-type="time">
            <text:p>06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00M00S" calcext:value-type="time">
            <text:p>06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25M00S" calcext:value-type="time">
            <text:p>06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25M00S" calcext:value-type="time">
            <text:p>06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30M00S" calcext:value-type="time">
            <text:p>06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30M00S" calcext:value-type="time">
            <text:p>06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55M00S" calcext:value-type="time">
            <text:p>06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55M00S" calcext:value-type="time">
            <text:p>06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00M00S" calcext:value-type="time">
            <text:p>07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00M00S" calcext:value-type="time">
            <text:p>07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25M00S" calcext:value-type="time">
            <text:p>07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25M00S" calcext:value-type="time">
            <text:p>07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30M00S" calcext:value-type="time">
            <text:p>07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30M00S" calcext:value-type="time">
            <text:p>07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55M00S" calcext:value-type="time">
            <text:p>07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55M00S" calcext:value-type="time">
            <text:p>07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00M00S" calcext:value-type="time">
            <text:p>08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00M00S" calcext:value-type="time">
            <text:p>08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25M00S" calcext:value-type="time">
            <text:p>08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25M00S" calcext:value-type="time">
            <text:p>08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30M00S" calcext:value-type="time">
            <text:p>08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30M00S" calcext:value-type="time">
            <text:p>08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55M00S" calcext:value-type="time">
            <text:p>08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55M00S" calcext:value-type="time">
            <text:p>08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00M00S" calcext:value-type="time">
            <text:p>09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00M00S" calcext:value-type="time">
            <text:p>09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25M00S" calcext:value-type="time">
            <text:p>09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25M00S" calcext:value-type="time">
            <text:p>09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30M00S" calcext:value-type="time">
            <text:p>09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30M00S" calcext:value-type="time">
            <text:p>09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55M00S" calcext:value-type="time">
            <text:p>09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55M00S" calcext:value-type="time">
            <text:p>09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00M00S" calcext:value-type="time">
            <text:p>10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00M00S" calcext:value-type="time">
            <text:p>10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25M00S" calcext:value-type="time">
            <text:p>10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25M00S" calcext:value-type="time">
            <text:p>10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30M00S" calcext:value-type="time">
            <text:p>10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30M00S" calcext:value-type="time">
            <text:p>10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55M00S" calcext:value-type="time">
            <text:p>10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55M00S" calcext:value-type="time">
            <text:p>10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00M00S" calcext:value-type="time">
            <text:p>11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00M00S" calcext:value-type="time">
            <text:p>11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25M00S" calcext:value-type="time">
            <text:p>11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25M00S" calcext:value-type="time">
            <text:p>11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30M00S" calcext:value-type="time">
            <text:p>11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30M00S" calcext:value-type="time">
            <text:p>11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55M00S" calcext:value-type="time">
            <text:p>11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55M00S" calcext:value-type="time">
            <text:p>11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00M00S" calcext:value-type="time">
            <text:p>12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00M00S" calcext:value-type="time">
            <text:p>12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25M00S" calcext:value-type="time">
            <text:p>12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25M00S" calcext:value-type="time">
            <text:p>12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30M00S" calcext:value-type="time">
            <text:p>12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30M00S" calcext:value-type="time">
            <text:p>12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55M00S" calcext:value-type="time">
            <text:p>12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55M00S" calcext:value-type="time">
            <text:p>12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00M00S" calcext:value-type="time">
            <text:p>01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00M00S" calcext:value-type="time">
            <text:p>01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25M00S" calcext:value-type="time">
            <text:p>01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25M00S" calcext:value-type="time">
            <text:p>01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30M00S" calcext:value-type="time">
            <text:p>01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30M00S" calcext:value-type="time">
            <text:p>01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55M00S" calcext:value-type="time">
            <text:p>01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55M00S" calcext:value-type="time">
            <text:p>01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00M00S" calcext:value-type="time">
            <text:p>02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00M00S" calcext:value-type="time">
            <text:p>02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25M00S" calcext:value-type="time">
            <text:p>02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25M00S" calcext:value-type="time">
            <text:p>02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30M00S" calcext:value-type="time">
            <text:p>02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30M00S" calcext:value-type="time">
            <text:p>02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55M00S" calcext:value-type="time">
            <text:p>02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55M00S" calcext:value-type="time">
            <text:p>02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00M00S" calcext:value-type="time">
            <text:p>03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00M00S" calcext:value-type="time">
            <text:p>03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25M00S" calcext:value-type="time">
            <text:p>03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25M00S" calcext:value-type="time">
            <text:p>03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30M00S" calcext:value-type="time">
            <text:p>03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30M00S" calcext:value-type="time">
            <text:p>03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55M00S" calcext:value-type="time">
            <text:p>03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55M00S" calcext:value-type="time">
            <text:p>03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6H00M00S" calcext:value-type="time">
            <text:p>04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]+0.5" office:value-type="time" office:time-value="PT16H00M00S" calcext:value-type="time">
            <text:p>04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]+0.5" office:value-type="time" office:time-value="PT16H25M00S" calcext:value-type="time">
            <text:p>04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]+0.5" office:value-type="time" office:time-value="PT16H25M00S" calcext:value-type="time">
            <text:p>04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7]+0.5" office:value-type="time" office:time-value="PT16H30M00S" calcext:value-type="time">
            <text:p>04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8]+0.5" office:value-type="time" office:time-value="PT16H30M00S" calcext:value-type="time">
            <text:p>04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9]+0.5" office:value-type="time" office:time-value="PT16H55M00S" calcext:value-type="time">
            <text:p>04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0]+0.5" office:value-type="time" office:time-value="PT16H55M00S" calcext:value-type="time">
            <text:p>04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1]+0.5" office:value-type="time" office:time-value="PT17H00M00S" calcext:value-type="time">
            <text:p>05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2]+0.5" office:value-type="time" office:time-value="PT17H00M00S" calcext:value-type="time">
            <text:p>05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3]+0.5" office:value-type="time" office:time-value="PT17H25M00S" calcext:value-type="time">
            <text:p>05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4]+0.5" office:value-type="time" office:time-value="PT17H25M00S" calcext:value-type="time">
            <text:p>05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5]+0.5" office:value-type="time" office:time-value="PT17H30M00S" calcext:value-type="time">
            <text:p>05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6]+0.5" office:value-type="time" office:time-value="PT17H30M00S" calcext:value-type="time">
            <text:p>05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7]+0.5" office:value-type="time" office:time-value="PT17H55M00S" calcext:value-type="time">
            <text:p>05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8]+0.5" office:value-type="time" office:time-value="PT17H55M00S" calcext:value-type="time">
            <text:p>05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9]+0.5" office:value-type="time" office:time-value="PT18H00M00S" calcext:value-type="time">
            <text:p>06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0]+0.5" office:value-type="time" office:time-value="PT18H00M00S" calcext:value-type="time">
            <text:p>06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1]+0.5" office:value-type="time" office:time-value="PT18H25M00S" calcext:value-type="time">
            <text:p>06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2]+0.5" office:value-type="time" office:time-value="PT18H25M00S" calcext:value-type="time">
            <text:p>06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3]+0.5" office:value-type="time" office:time-value="PT18H30M00S" calcext:value-type="time">
            <text:p>06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4]+0.5" office:value-type="time" office:time-value="PT18H30M00S" calcext:value-type="time">
            <text:p>06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5]+0.5" office:value-type="time" office:time-value="PT18H55M00S" calcext:value-type="time">
            <text:p>06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6]+0.5" office:value-type="time" office:time-value="PT18H55M00S" calcext:value-type="time">
            <text:p>06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7]+0.5" office:value-type="time" office:time-value="PT19H00M00S" calcext:value-type="time">
            <text:p>07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8]+0.5" office:value-type="time" office:time-value="PT19H00M00S" calcext:value-type="time">
            <text:p>07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9]+0.5" office:value-type="time" office:time-value="PT19H25M00S" calcext:value-type="time">
            <text:p>07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0]+0.5" office:value-type="time" office:time-value="PT19H25M00S" calcext:value-type="time">
            <text:p>07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1]+0.5" office:value-type="time" office:time-value="PT19H30M00S" calcext:value-type="time">
            <text:p>07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2]+0.5" office:value-type="time" office:time-value="PT19H30M00S" calcext:value-type="time">
            <text:p>07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3]+0.5" office:value-type="time" office:time-value="PT19H55M00S" calcext:value-type="time">
            <text:p>07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4]+0.5" office:value-type="time" office:time-value="PT19H55M00S" calcext:value-type="time">
            <text:p>07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5]+0.5" office:value-type="time" office:time-value="PT20H00M00S" calcext:value-type="time">
            <text:p>08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6]+0.5" office:value-type="time" office:time-value="PT20H00M00S" calcext:value-type="time">
            <text:p>08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7]+0.5" office:value-type="time" office:time-value="PT20H25M00S" calcext:value-type="time">
            <text:p>08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8]+0.5" office:value-type="time" office:time-value="PT20H25M00S" calcext:value-type="time">
            <text:p>08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9]+0.5" office:value-type="time" office:time-value="PT20H30M00S" calcext:value-type="time">
            <text:p>08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0]+0.5" office:value-type="time" office:time-value="PT20H30M00S" calcext:value-type="time">
            <text:p>08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1]+0.5" office:value-type="time" office:time-value="PT20H55M00S" calcext:value-type="time">
            <text:p>08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2]+0.5" office:value-type="time" office:time-value="PT20H55M00S" calcext:value-type="time">
            <text:p>08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3]+0.5" office:value-type="time" office:time-value="PT21H00M00S" calcext:value-type="time">
            <text:p>09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4]+0.5" office:value-type="time" office:time-value="PT21H00M00S" calcext:value-type="time">
            <text:p>09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5]+0.5" office:value-type="time" office:time-value="PT21H25M00S" calcext:value-type="time">
            <text:p>09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6]+0.5" office:value-type="time" office:time-value="PT21H25M00S" calcext:value-type="time">
            <text:p>09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7]+0.5" office:value-type="time" office:time-value="PT21H30M00S" calcext:value-type="time">
            <text:p>09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8]+0.5" office:value-type="time" office:time-value="PT21H30M00S" calcext:value-type="time">
            <text:p>09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9]+0.5" office:value-type="time" office:time-value="PT21H55M00S" calcext:value-type="time">
            <text:p>09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0]+0.5" office:value-type="time" office:time-value="PT21H55M00S" calcext:value-type="time">
            <text:p>09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1]+0.5" office:value-type="time" office:time-value="PT22H00M00S" calcext:value-type="time">
            <text:p>10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2]+0.5" office:value-type="time" office:time-value="PT22H00M00S" calcext:value-type="time">
            <text:p>10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27" table:formula="of:=[.J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3]+0.5" office:value-type="time" office:time-value="PT22H25M00S" calcext:value-type="time">
            <text:p>10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4]+0.5" office:value-type="time" office:time-value="PT22H25M00S" calcext:value-type="time">
            <text:p>10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27" table:formula="of:=[.J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5]+0.5" office:value-type="time" office:time-value="PT22H30M00S" calcext:value-type="time">
            <text:p>10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6]+0.5" office:value-type="time" office:time-value="PT22H30M00S" calcext:value-type="time">
            <text:p>10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27" table:formula="of:=[.J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7]+0.5" office:value-type="time" office:time-value="PT22H55M00S" calcext:value-type="time">
            <text:p>10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8]+0.5" office:value-type="time" office:time-value="PT22H55M00S" calcext:value-type="time">
            <text:p>10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27" table:formula="of:=[.J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9]+0.5" office:value-type="time" office:time-value="PT23H00M00S" calcext:value-type="time">
            <text:p>11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0]+0.5" office:value-type="time" office:time-value="PT23H00M00S" calcext:value-type="time">
            <text:p>11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Operating Syste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1]+0.5" office:value-type="time" office:time-value="PT23H25M00S" calcext:value-type="time">
            <text:p>11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2]+0.5" office:value-type="time" office:time-value="PT23H25M00S" calcext:value-type="time">
            <text:p>11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3]+0.5" office:value-type="time" office:time-value="PT23H30M00S" calcext:value-type="time">
            <text:p>11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4]+0.5" office:value-type="time" office:time-value="PT23H30M00S" calcext:value-type="time">
            <text:p>11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5]+0.5" office:value-type="time" office:time-value="PT23H55M00S" calcext:value-type="time">
            <text:p>11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6]+0.5" office:value-type="time" office:time-value="PT23H55M00S" calcext:value-type="time">
            <text:p>11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7]+0.5" office:value-type="time" office:time-value="PT24H00M00S" calcext:value-type="time">
            <text:p>12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1048405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MIT6.00SC" calcext:value="=&quot;MIT 6.00SC&quot;" calcext:base-cell-address="Sheet2.K1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2:26:58.10456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6T23:04:22.175603903</dc:date>
    <meta:editing-duration>PT9H45M23S</meta:editing-duration>
    <meta:editing-cycles>91</meta:editing-cycles>
    <meta:generator>LibreOffice/4.3.2.2$Linux_X86_64 LibreOffice_project/430m0$Build-2</meta:generator>
    <meta:document-statistic meta:table-count="3" meta:cell-count="435" meta:object-count="0"/>
  </office:meta>
</office:document-meta>
</file>